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>
      <style:paragraph-properties fo:text-align="center" style:justify-single-word="false"/>
    </style:style>
    <style:style style:name="P2" style:family="paragraph" style:parent-style-name="Quotations">
      <style:paragraph-properties fo:margin-left="0cm" fo:margin-right="1cm" fo:text-align="center" style:justify-single-word="false" fo:text-indent="0cm" style:auto-text-indent="false"/>
    </style:style>
    <style:style style:name="P3" style:family="paragraph" style:parent-style-name="Quotation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Quotation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Quotations">
      <style:paragraph-properties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091cm" fo:text-indent="-0.635cm" fo:margin-left="8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allation</text:p>
      <text:p text:style-name="Quotations"/>
      <text:p text:style-name="Quotations">1) - Installing POstgresql </text:p>
      <text:p text:style-name="Quotations"><text:tab/>sudo apt-get install postgresql postgresql-contrib</text:p>
      <text:p text:style-name="Quotations"><text:tab/></text:p>
      <text:p text:style-name="P4">USING SERVICES</text:p>
      <text:p text:style-name="Quotations">2) - See What services it providesus :</text:p>
      <text:p text:style-name="Quotations"><text:tab/>service postgresql</text:p>
      <text:p text:style-name="Quotations"><text:tab/></text:p>
      <text:p text:style-name="Quotations"><text:tab/></text:p>
      <text:p text:style-name="P5"><text:span text:style-name="T1">ENTERING POSTGRESQL</text:span><text:tab/></text:p>
      <text:p text:style-name="Quotations">3) - Sudo su postgres :</text:p>
      <text:p text:style-name="Quotations"><text:tab/>[sudo] password for hp: </text:p>
      <text:p text:style-name="Quotations"><text:tab/></text:p>
      <text:p text:style-name="Quotations"><text:tab/>postgres@hp-HP-EliteBook-840-G6:/home/hp$ psql</text:p>
      <text:p text:style-name="Quotations"><text:tab/></text:p>
      <text:p text:style-name="Quotations"><text:tab/>- psql to enter directory</text:p>
      <text:p text:style-name="Quotations"><text:tab/></text:p>
      <text:p text:style-name="Quotations"><text:tab/></text:p>
      <text:p text:style-name="P4">\l <text:tab/></text:p>
      <text:p text:style-name="Quotations">4) \l - List of databases:</text:p>
      <text:p text:style-name="Quotations"/>
      <text:p text:style-name="P1">\du (List all Roles) </text:p>
      <text:p text:style-name="Quotations">5) \du - list of Roles:</text:p>
      <text:p text:style-name="Quotations"/>
      <text:p text:style-name="P2">ALTERING PASSWORD OF USER </text:p>
      <text:p text:style-name="Quotations"><text:soft-page-break/>6) postgres=# <text:s text:c="2"/>alter user postgres with password 'Your Passkey';</text:p>
      <text:p text:style-name="Quotations"><text:tab/>- to alter user password</text:p>
      <text:p text:style-name="Quotations">postgres=# \l</text:p>
      <text:p text:style-name="Quotations"><text:s text:c="29"/>List of databases</text:p>
      <text:p text:style-name="Quotations"><text:s text:c="3"/>Name <text:s text:c="3"/>| <text:s/>Owner <text:s text:c="2"/>| Encoding | Collate | Ctype | <text:s text:c="2"/>Access privileges <text:s text:c="2"/></text:p>
      <text:p text:style-name="Quotations">-----------+----------+----------+---------+-------+-----------------------</text:p>
      <text:p text:style-name="Quotations"><text:s/>postgres <text:s/>| postgres | UTF8 <text:s text:c="4"/>| en_IN <text:s text:c="2"/>| en_IN | </text:p>
      <text:p text:style-name="Quotations"><text:s/>template0 | postgres | UTF8 <text:s text:c="4"/>| en_IN <text:s text:c="2"/>| en_IN | =c/postgres <text:s text:c="9"/>+</text:p>
      <text:p text:style-name="Quotations"><text:s text:c="11"/>| <text:s text:c="9"/>| <text:s text:c="9"/>| <text:s text:c="8"/>| <text:s text:c="6"/>| postgres=CTc/postgres</text:p>
      <text:p text:style-name="Quotations"><text:s/>template1 | postgres | UTF8 <text:s text:c="4"/>| en_IN <text:s text:c="2"/>| en_IN | =c/postgres <text:s text:c="9"/>+</text:p>
      <text:p text:style-name="Quotations"><text:s text:c="11"/>| <text:s text:c="9"/>| <text:s text:c="9"/>| <text:s text:c="8"/>| <text:s text:c="6"/>| postgres=CTc/postgres</text:p>
      <text:p text:style-name="Quotations"/>
      <text:p text:style-name="P1">CREATING USER</text:p>
      <text:p text:style-name="Quotations">postgres=# \du</text:p>
      <text:p text:style-name="Quotations">postgres=# create user user_9 with password 'kiran$123';</text:p>
      <text:p text:style-name="Quotations">CREATE ROLE</text:p>
      <text:p text:style-name="Quotations">postgres=# \du</text:p>
      <text:p text:style-name="Quotations"><text:s text:c="35"/>List of roles</text:p>
      <text:p text:style-name="Quotations"><text:s/>Role name | <text:s text:c="24"/>Attributes <text:s text:c="24"/>| Member of </text:p>
      <text:p text:style-name="Quotations">-----------+------------------------------------------------------------+-----------</text:p>
      <text:p text:style-name="Quotations"><text:s/>postgres <text:s/>| Superuser, Create role, Create DB, Replication, Bypass RLS | {}</text:p>
      <text:p text:style-name="Quotations"><text:s/>user_59 <text:s text:c="2"/>| Superuser <text:s text:c="49"/>| {}</text:p>
      <text:p text:style-name="Quotations"><text:s/>user_9 <text:s text:c="38"/>List of roles</text:p>
      <text:p text:style-name="Quotations">__________________________________________DROP TABLE________________________________________________________</text:p>
      <text:p text:style-name="Quotations">postgres=# drop user user_9;</text:p>
      <text:p text:style-name="Quotations">DROP ROLE</text:p>
      <text:p text:style-name="Quotations"><text:soft-page-break/>postgres=# \l</text:p>
      <text:p text:style-name="Quotations"><text:s text:c="29"/>List of databases</text:p>
      <text:p text:style-name="Quotations"><text:s text:c="3"/>Name <text:s text:c="3"/>| <text:s/>Owner <text:s text:c="2"/>| Encoding | Collate | Ctype | <text:s text:c="2"/>Access privileges <text:s text:c="2"/></text:p>
      <text:p text:style-name="Quotations">-----------+----------+----------+---------+-------+-----------------------</text:p>
      <text:p text:style-name="Quotations"><text:s/>postgres <text:s/>| postgres | UTF8 <text:s text:c="4"/>| en_IN <text:s text:c="2"/>| en_IN | </text:p>
      <text:p text:style-name="Quotations"><text:s/>template0 | postgres | UTF8 <text:s text:c="4"/>| en_IN <text:s text:c="2"/>| en_IN | =c/postgres <text:s text:c="9"/>+</text:p>
      <text:p text:style-name="Quotations"><text:s text:c="11"/>| <text:s text:c="9"/>| <text:s text:c="9"/>| <text:s text:c="8"/>| <text:s text:c="6"/>| postgres=CTc/postgres</text:p>
      <text:p text:style-name="Quotations"><text:s/>template1 | postgres | UTF8 <text:s text:c="4"/>| en_IN <text:s text:c="2"/>| en_IN | =c/postgres <text:s text:c="9"/>+</text:p>
      <text:p text:style-name="Quotations"><text:s text:c="11"/>| <text:s text:c="9"/>| <text:s text:c="9"/>| <text:s text:c="8"/>| <text:s text:c="6"/>| postgres=CTc/postgres</text:p>
      <text:p text:style-name="Quotations"><text:s text:c="11"/></text:p>
      <text:p text:style-name="Quotations"/>
      <text:p text:style-name="Quotations">_________________________________________CREATE AND DISPLAY_________________________________________________________</text:p>
      <text:p text:style-name="Quotations">postgres=# <text:s text:c="3"/>create table emp(name varchar(10), age INT, subject VARCHAR(25)); </text:p>
      <text:p text:style-name="Quotations">CREATE TABLE</text:p>
      <text:p text:style-name="Quotations">postgres=# </text:p>
      <text:p text:style-name="Quotations"/>
      <text:p text:style-name="Quotations"/>
      <text:p text:style-name="Quotations">postgres=# select * from emp;</text:p>
      <text:p text:style-name="Quotations"><text:s/>name <text:s/>| age | subject </text:p>
      <text:p text:style-name="Quotations">-------+-----+---------</text:p>
      <text:p text:style-name="Quotations"><text:s/>kiran | <text:s/>22 | python</text:p>
      <text:p text:style-name="Quotations">(1 row)</text:p>
      <text:p text:style-name="Quotations">_________________________________________ INSERT AND DISPLAY _________________________________________________________</text:p>
      <text:p text:style-name="Quotations">postgres=# INSERT INTO emp VALUES('shailesh', 24, 'java');</text:p>
      <text:p text:style-name="Quotations">INSERT 0 1</text:p>
      <text:p text:style-name="Quotations"><text:soft-page-break/>postgres=# select * from emp;</text:p>
      <text:p text:style-name="Quotations"><text:s text:c="3"/>name <text:s text:c="2"/>| age | subject </text:p>
      <text:p text:style-name="Quotations">----------+-----+---------</text:p>
      <text:p text:style-name="Quotations"><text:s/>kiran <text:s text:c="3"/>| <text:s/>22 | python</text:p>
      <text:p text:style-name="Quotations"><text:s/>shailesh | <text:s/>24 | java</text:p>
      <text:p text:style-name="Quotations">(2 rows)</text:p>
      <text:p text:style-name="Quotations">______________________________________DISPLAY DATA____________________________________________________________</text:p>
      <text:p text:style-name="Quotations">postgres=# select age from emp;</text:p>
      <text:p text:style-name="Quotations"><text:s/>age </text:p>
      <text:p text:style-name="Quotations">-----</text:p>
      <text:p text:style-name="Quotations"><text:s text:c="2"/>22</text:p>
      <text:p text:style-name="Quotations"><text:s text:c="2"/>24</text:p>
      <text:p text:style-name="Quotations">(2 rows)</text:p>
      <text:p text:style-name="Quotations"/>
      <text:p text:style-name="Quotations">postgres=# alter table emp add emp_id varchar(21);</text:p>
      <text:p text:style-name="Quotations">ALTER TABLE</text:p>
      <text:p text:style-name="Quotations">postgres=# select * from emp;</text:p>
      <text:p text:style-name="Quotations"><text:s text:c="3"/>name <text:s text:c="2"/>| age | subject | task | emp_id </text:p>
      <text:p text:style-name="Quotations">----------+-----+---------+------+--------</text:p>
      <text:p text:style-name="Quotations"><text:s/>shailesh | <text:s/>24 | java <text:s text:c="3"/>| <text:s text:c="5"/>| </text:p>
      <text:p text:style-name="Quotations"><text:s/>kiran <text:s text:c="3"/>| <text:s/>22 | python <text:s/>| yes <text:s/>| </text:p>
      <text:p text:style-name="Quotations">(2 rows)</text:p>
      <text:p text:style-name="Quotations">__________________________________________________________________________________________________</text:p>
      <text:p text:style-name="Quotations">postgres=# update emp set task = 'no' where age = 24;</text:p>
      <text:p text:style-name="Quotations">UPDATE 1</text:p>
      <text:p text:style-name="Quotations"><text:soft-page-break/>____________________________________________UPDATE TABLE______________________________________________________</text:p>
      <text:p text:style-name="Quotations">LINE 1: update emp set task emp_id = JSN1231;</text:p>
      <text:p text:style-name="Quotations">postgres=# INSERT INTO <text:s/>emp task where emp_id = JSN1231;</text:p>
      <text:p text:style-name="Quotations">postgres=# INSERT INTO <text:s/>emp emp_id = 123124 where age = 24;</text:p>
      <text:p text:style-name="Quotations"/>
      <text:p text:style-name="Quotations"/>
      <text:p text:style-name="Quotations">_________________________________________ UPDATE TABLE _________________________________________________________ <text:s text:c="16"/></text:p>
      <text:p text:style-name="Quotations">postgres=# update emp set emp_id = '241233SADS' where age = 24;</text:p>
      <text:p text:style-name="Quotations">UPDATE 1</text:p>
      <text:p text:style-name="Quotations">postgres=# update emp set emp_id = '241233SADP' where age = 22;</text:p>
      <text:p text:style-name="Quotations">UPDATE 1</text:p>
      <text:p text:style-name="Quotations">postgres=# select * from emp;</text:p>
      <text:p text:style-name="Quotations"><text:s text:c="3"/>name <text:s text:c="2"/>| age | subject | task | <text:s text:c="2"/>emp_id <text:s text:c="2"/></text:p>
      <text:p text:style-name="Quotations">----------+-----+---------+------+------------</text:p>
      <text:p text:style-name="Quotations"><text:s/>shailesh | <text:s/>24 | java <text:s text:c="3"/>| no <text:s text:c="2"/>| 241233SADS</text:p>
      <text:p text:style-name="Quotations"><text:s/>kiran <text:s text:c="3"/>| <text:s/>22 | python <text:s/>| yes <text:s/>| 241233SADP</text:p>
      <text:p text:style-name="Quotations">(2 rows)</text:p>
      <text:p text:style-name="Quotations"/>
      <text:p text:style-name="Quotations"/>
      <text:p text:style-name="Quotations">______________________________________________Alter Table * ADD *___________________________________________________</text:p>
      <text:p text:style-name="Quotations">postgres=# ALTER TABLE emp ADD task varchar(4);</text:p>
      <text:p text:style-name="Quotations">ALTER TABLE</text:p>
      <text:p text:style-name="Quotations">postgres=# select * from emp;</text:p>
      <text:p text:style-name="Quotations"/>
      <text:p text:style-name="Quotations"><text:s text:c="3"/>name <text:s text:c="2"/>| age | subject | task </text:p>
      <text:p text:style-name="Quotations"><text:soft-page-break/>----------+-----+---------+------</text:p>
      <text:p text:style-name="Quotations"><text:s/>kiran <text:s text:c="3"/>| <text:s/>22 | python <text:s/>| </text:p>
      <text:p text:style-name="Quotations"><text:s/>shailesh | <text:s/>24 | java <text:s text:c="3"/>| </text:p>
      <text:p text:style-name="Quotations">(2 rows)</text:p>
      <text:p text:style-name="Quotations"/>
      <text:p text:style-name="Quotations">___________________________________________________Update Table___________________________________________________ <text:s text:c="22"/></text:p>
      <text:p text:style-name="Quotations">postgres=# update emp set task = 'yes' where age = 22;</text:p>
      <text:p text:style-name="Quotations">UPDATE 1</text:p>
      <text:p text:style-name="Quotations">postgres=# select * from emp;</text:p>
      <text:p text:style-name="Quotations"><text:s text:c="3"/>name <text:s text:c="2"/>| age | subject | task </text:p>
      <text:p text:style-name="Quotations">----------+-----+---------+------</text:p>
      <text:p text:style-name="Quotations"><text:s/>shailesh | <text:s/>24 | java <text:s text:c="3"/>| </text:p>
      <text:p text:style-name="Quotations"><text:s/>kiran <text:s text:c="3"/>| <text:s/>22 | python <text:s/>| yes</text:p>
      <text:p text:style-name="Quotations">(2 rows)</text:p>
      <text:p text:style-name="Quotations"/>
      <text:p text:style-name="Quotations"/>
      <text:p text:style-name="Quotations">___________________________________________ ALTER TABLE * DROP *_______________________________________________________</text:p>
      <text:p text:style-name="Quotations"><text:s text:c="3"/>name <text:s text:c="2"/>| age | subject | task | <text:s text:c="2"/>emp_id <text:s text:c="2"/></text:p>
      <text:p text:style-name="Quotations">----------+-----+---------+------+------------</text:p>
      <text:p text:style-name="Quotations"><text:s/>shailesh | <text:s/>24 | java <text:s text:c="3"/>| no <text:s text:c="2"/>| 241233SADS</text:p>
      <text:p text:style-name="Quotations"><text:s/>kiran <text:s text:c="3"/>| <text:s/>22 | python <text:s/>| yes <text:s/>| 241233SADP</text:p>
      <text:p text:style-name="Quotations">(2 rows)</text:p>
      <text:p text:style-name="Quotations"/>
      <text:p text:style-name="Quotations">postgres=# ALTER TABLE emp DROP COLUMNN task;</text:p>
      <text:p text:style-name="Quotations"/>
      <text:p text:style-name="Quotations"><text:soft-page-break/></text:p>
      <text:p text:style-name="Quotations">postgres=# select * from emp;</text:p>
      <text:p text:style-name="Quotations"><text:s text:c="3"/>name <text:s text:c="2"/>| age | subject | <text:s text:c="2"/>emp_id <text:s text:c="2"/></text:p>
      <text:p text:style-name="Quotations">----------+-----+---------+------------</text:p>
      <text:p text:style-name="Quotations"><text:s/>shailesh | <text:s/>24 | java <text:s text:c="3"/>| 241233SADS</text:p>
      <text:p text:style-name="Quotations"><text:s/>kiran <text:s text:c="3"/>| <text:s/>22 | python <text:s/>| 241233SADP</text:p>
      <text:p text:style-name="Quotations"><text:s/></text:p>
      <text:p text:style-name="Quotations"><text:s/>_______________________________________________________Delete_______________________________________________________</text:p>
      <text:p text:style-name="Quotations"><text:s/>DELETE FROM emp WHERE subject = 'java';</text:p>
      <text:p text:style-name="Quotations">DELETE 1</text:p>
      <text:p text:style-name="Quotations"/>
      <text:p text:style-name="Quotations">postgres=# select * from emp;</text:p>
      <text:p text:style-name="Quotations"><text:s/>name <text:s/>| age | subject | <text:s text:c="2"/>emp_id <text:s text:c="2"/></text:p>
      <text:p text:style-name="Quotations">-------+-----+---------+------------</text:p>
      <text:p text:style-name="Quotations"><text:s/>kiran | <text:s/>22 | python <text:s/>| 241233SADP</text:p>
      <text:p text:style-name="Quotations"/>
      <text:p text:style-name="Quotations">______________________________________Create TABLE____________________________________________________________</text:p>
      <text:p text:style-name="Quotations">Drop Table</text:p>
      <text:p text:style-name="Quotations">DROP TABLE cars;</text:p>
      <text:p text:style-name="Quotations"/>
      <text:p text:style-name="Quotations">-- Create the table</text:p>
      <text:p text:style-name="Quotations">CREATE TABLE employees (</text:p>
      <text:p text:style-name="Quotations"><text:s text:c="4"/>emp_id INT PRIMARY KEY,</text:p>
      <text:p text:style-name="Quotations"><text:s text:c="4"/>emp_name VARCHAR(50),</text:p>
      <text:p text:style-name="Quotations"><text:s text:c="4"/>phone VARCHAR(15),</text:p>
      <text:p text:style-name="Quotations"><text:soft-page-break/><text:s text:c="4"/>email VARCHAR(100),</text:p>
      <text:p text:style-name="Quotations"><text:s text:c="4"/>joining_year INT</text:p>
      <text:p text:style-name="Quotations">);</text:p>
      <text:p text:style-name="Quotations"/>
      <text:p text:style-name="Quotations">-- Insert data into the table-</text:p>
      <text:p text:style-name="Quotations">INSERT INTO employees (emp_id, emp_name, phone, email, joining_year) VALUES</text:p>
      <text:p text:style-name="Quotations">(1001, 'Alice Johnson', '555-1234', 'alice.johnson@example.com', 2020),</text:p>
      <text:p text:style-name="Quotations">(1002, 'Bob Smith', '555-5678', 'bob.smith@example.com', 2019),</text:p>
      <text:p text:style-name="Quotations">(1003, 'Carol White', '555-8765', 'carol.white@example.com', 2021),</text:p>
      <text:p text:style-name="Quotations">(1004, 'David Brown', '555-4321', 'david.brown@example.com', 2018),</text:p>
      <text:p text:style-name="Quotations">(1005, 'Emma Davis', '555-3456', 'emma.davis@example.com', 2022),</text:p>
      <text:p text:style-name="Quotations">(1006, 'Frank Green', '555-6543', 'frank.green@example.com', 2020),</text:p>
      <text:p text:style-name="Quotations">(1007, 'Grace Hall', '555-7890', 'grace.hall@example.com', 2023),</text:p>
      <text:p text:style-name="Quotations">(1008, 'Henry Clark', '555-0987', 'henry.clark@example.com', 2021),</text:p>
      <text:p text:style-name="Quotations">(1009, 'Iris Martin', '555-1122', 'iris.martin@example.com', 2019),</text:p>
      <text:p text:style-name="Quotations">(1010, 'Jack Lee', '555-2233', 'jack.lee@example.com', 2022);<text:tab/> </text:p>
      <text:p text:style-name="Quotations"/>
      <text:p text:style-name="Quotations">__________________________________________\d &lt;table name&gt;________________________________________________________</text:p>
      <text:p text:style-name="Quotations">postgres-# \d emp</text:p>
      <text:p text:style-name="Quotations"><text:s text:c="24"/>Table "public.emp"</text:p>
      <text:p text:style-name="Quotations"><text:s/>Column <text:s/>| <text:s text:c="8"/>Type <text:s text:c="9"/>| Collation | Nullable | Default </text:p>
      <text:p text:style-name="Quotations">---------+-----------------------+-----------+----------+---------</text:p>
      <text:p text:style-name="Quotations"><text:s/>name <text:s text:c="3"/>| character varying(10) | <text:s text:c="10"/>| <text:s text:c="9"/>| </text:p>
      <text:p text:style-name="Quotations"><text:s/>age <text:s text:c="4"/>| integer <text:s text:c="14"/>| <text:s text:c="10"/>| <text:s text:c="9"/>| </text:p>
      <text:p text:style-name="Quotations"><text:s/>subject | character varying(25) | <text:s text:c="10"/>| <text:s text:c="9"/>| </text:p>
      <text:p text:style-name="Quotations"><text:s/>emp_id <text:s/>| character varying(21) | <text:s text:c="10"/>| <text:s text:c="9"/>| </text:p>
      <text:p text:style-name="Quotations"><text:soft-page-break/></text:p>
      <text:p text:style-name="Quotations"/>
      <text:p text:style-name="Quotations">postgres-# \d employees</text:p>
      <text:p text:style-name="Quotations"><text:s text:c="24"/>Table "public.employees"</text:p>
      <text:p text:style-name="Quotations"><text:s text:c="4"/>Column <text:s text:c="3"/>| <text:s text:c="9"/>Type <text:s text:c="9"/>| Collation | Nullable | Default </text:p>
      <text:p text:style-name="Quotations">--------------+------------------------+-----------+----------+---------</text:p>
      <text:p text:style-name="Quotations"><text:s/>emp_id <text:s text:c="6"/>| integer <text:s text:c="15"/>| <text:s text:c="10"/>| not null | </text:p>
      <text:p text:style-name="Quotations"><text:s/>emp_name <text:s text:c="4"/>| character varying(50) <text:s/>| <text:s text:c="10"/>| <text:s text:c="9"/>| </text:p>
      <text:p text:style-name="Quotations"><text:s/>phone <text:s text:c="7"/>| character varying(15) <text:s/>| <text:s text:c="10"/>| <text:s text:c="9"/>| </text:p>
      <text:p text:style-name="Quotations"><text:s/>email <text:s text:c="7"/>| character varying(100) | <text:s text:c="10"/>| <text:s text:c="9"/>| </text:p>
      <text:p text:style-name="Quotations"><text:s/>joining_year | integer <text:s text:c="15"/>| <text:s text:c="10"/>| <text:s text:c="9"/>| </text:p>
      <text:p text:style-name="Quotations"/>
      <text:p text:style-name="Quotations">________________________________________________\d+ &lt;table name&gt; __________________________________________________</text:p>
      <text:p text:style-name="Quotations"><text:s text:c="51"/>Table "public.emp"</text:p>
      <text:p text:style-name="Quotations"><text:s/>Column <text:s/>| <text:s text:c="8"/>Type <text:s text:c="9"/>| Collation | Nullable | Default | Storage <text:s/>| Compression | Stats target | Description </text:p>
      <text:p text:style-name="Quotations">---------+-----------------------+-----------+----------+---------+----------+-------------+--------------+-------------</text:p>
      <text:p text:style-name="Quotations"><text:s/>name <text:s text:c="3"/>| character varying(10) | <text:s text:c="10"/>| <text:s text:c="9"/>| <text:s text:c="8"/>| extended | <text:s text:c="12"/>| <text:s text:c="13"/>| </text:p>
      <text:p text:style-name="Quotations"><text:s/>age <text:s text:c="4"/>| integer <text:s text:c="14"/>| <text:s text:c="10"/>| <text:s text:c="9"/>| <text:s text:c="8"/>| plain <text:s text:c="3"/>| <text:s text:c="12"/>| <text:s text:c="13"/>| </text:p>
      <text:p text:style-name="Quotations"><text:s/>subject | character varying(25) | <text:s text:c="10"/>| <text:s text:c="9"/>| <text:s text:c="8"/>| extended | <text:s text:c="12"/>| <text:s text:c="13"/>| </text:p>
      <text:p text:style-name="Quotations"><text:s/>emp_id <text:s/>| character varying(21) | <text:s text:c="10"/>| <text:s text:c="9"/>| <text:s text:c="8"/>| extended | <text:s text:c="12"/>| <text:s text:c="13"/>| </text:p>
      <text:p text:style-name="Quotations">Access method: heap</text:p>
      <text:p text:style-name="Quotations"/>
      <text:p text:style-name="Quotations">________________________________________________\dn ____________________________________________________</text:p>
      <text:p text:style-name="Quotations">List of schemas</text:p>
      <text:p text:style-name="Quotations"><text:soft-page-break/><text:s text:c="2"/>Name <text:s/>| <text:s/>Owner <text:s text:c="2"/></text:p>
      <text:p text:style-name="Quotations">--------+----------</text:p>
      <text:p text:style-name="Quotations"><text:s/>public | postgres</text:p>
      <text:p text:style-name="Quotations"/>
      <text:p text:style-name="Quotations"/>
      <text:p text:style-name="Quotations">_____________________________________________\du ___________________________________________________________</text:p>
      <text:p text:style-name="Quotations"/>
      <text:p text:style-name="Quotations"><text:s text:c="34"/>List of roles</text:p>
      <text:p text:style-name="Quotations"><text:s/>Role name | <text:s text:c="24"/>Attributes <text:s text:c="24"/>| Member of </text:p>
      <text:p text:style-name="Quotations">-----------+------------------------------------------------------------+-----------</text:p>
      <text:p text:style-name="Quotations"><text:s/>postgres <text:s/>| Superuser, Create role, Create DB, Replication, Bypass RLS | {}</text:p>
      <text:p text:style-name="Quotations"><text:s/>user_59 <text:s text:c="2"/>| Superuser <text:s text:c="49"/>| {}</text:p>
      <text:p text:style-name="Quotations"/>
      <text:p text:style-name="Quotations">____________________________________________\df____________________________________________________________</text:p>
      <text:p text:style-name="Quotations"/>
      <text:p text:style-name="Quotations"><text:s text:c="23"/>List of functions</text:p>
      <text:p text:style-name="Quotations"><text:s/>Schema | Name | Result data type | Argument data types | Type </text:p>
      <text:p text:style-name="Quotations">--------+------+------------------+---------------------+------</text:p>
      <text:p text:style-name="Quotations">(0 rows)</text:p>
      <text:p text:style-name="Quotations"/>
      <text:p text:style-name="Quotations">____________________________________________________________\dt____________________________________________________________</text:p>
      <text:p text:style-name="Quotations"><text:s text:c="11"/>List of relations</text:p>
      <text:p text:style-name="Quotations"><text:s/>Schema | <text:s text:c="2"/>Name <text:s text:c="3"/>| Type <text:s/>| <text:s/>Owner <text:s text:c="2"/></text:p>
      <text:p text:style-name="Quotations">--------+-----------+-------+----------</text:p>
      <text:p text:style-name="Quotations"><text:s/>public | emp <text:s text:c="6"/>| table | postgres</text:p>
      <text:p text:style-name="Quotations"><text:soft-page-break/><text:s/>public | employees | table | postgres</text:p>
      <text:p text:style-name="Quotations">(2 rows)</text:p>
      <text:p text:style-name="Quotations"/>
      <text:p text:style-name="Quotations"/>
      <text:p text:style-name="Quotations">____________________________________________________________Boolean Datatype Category____________________________________________________________</text:p>
      <text:p text:style-name="Quotations"/>
      <text:p text:style-name="Quotations">INSERT INTO book_avail (book_id, available) values (100, TRUE),</text:p>
      <text:p text:style-name="Quotations"><text:s text:c="4"/>(200, FALSE),</text:p>
      <text:p text:style-name="Quotations"><text:s text:c="4"/>(300, 't'),</text:p>
      <text:p text:style-name="Quotations"><text:s text:c="4"/>(400, '1'),</text:p>
      <text:p text:style-name="Quotations"><text:s text:c="4"/>(500, 'y'),</text:p>
      <text:p text:style-name="Quotations"><text:s text:c="4"/>(600, 'yes'),</text:p>
      <text:p text:style-name="Quotations"><text:s text:c="4"/>(700, 'no'),</text:p>
      <text:p text:style-name="Quotations"><text:s text:c="4"/>(800, '0');</text:p>
      <text:p text:style-name="Quotations">INSERT 0 8</text:p>
      <text:p text:style-name="Quotations"/>
      <text:p text:style-name="Quotations">bookstore=# SELECT * FROM book_avail;</text:p>
      <text:p text:style-name="Quotations"><text:s/>book_id | available </text:p>
      <text:p text:style-name="Quotations">---------+-----------</text:p>
      <text:p text:style-name="Quotations"><text:s text:c="5"/>100 | t</text:p>
      <text:p text:style-name="Quotations"><text:s text:c="5"/>200 | f</text:p>
      <text:p text:style-name="Quotations"><text:s text:c="5"/>300 | t</text:p>
      <text:p text:style-name="Quotations"><text:s text:c="5"/>400 | t</text:p>
      <text:p text:style-name="Quotations"><text:s text:c="5"/>500 | t</text:p>
      <text:p text:style-name="Quotations"><text:s text:c="5"/>600 | t</text:p>
      <text:p text:style-name="Quotations"><text:soft-page-break/><text:s text:c="5"/>700 | f</text:p>
      <text:p text:style-name="Quotations"><text:s text:c="5"/>800 | f</text:p>
      <text:p text:style-name="Quotations">(8 rows)</text:p>
      <text:p text:style-name="Quotations"/>
      <text:p text:style-name="Quotations">______________________________________________________Date__________________________________________________________________</text:p>
      <text:p text:style-name="Quotations"/>
      <text:p text:style-name="Quotations">bookstore=# INSERT INTO employees (first_name, last_name, birth_date)</text:p>
      <text:p text:style-name="Quotations">VALUES ('Raju', 'Kumar', '1996-12-02'),</text:p>
      <text:p text:style-name="Quotations"><text:s text:c="7"/>('Nikhil', 'Aggarwal', '1997-08-24'),</text:p>
      <text:p text:style-name="Quotations"><text:s text:c="7"/>('Anshul', 'Aggarwal', '1994-05-11');</text:p>
      <text:p text:style-name="Quotations">SELECT * FROM employees;</text:p>
      <text:p text:style-name="Quotations">INSERT 0 3</text:p>
      <text:p text:style-name="Quotations"><text:s/>employee_id | first_name | last_name | birth_date </text:p>
      <text:p text:style-name="Quotations">-------------+------------+-----------+------------</text:p>
      <text:p text:style-name="Quotations"><text:s text:c="11"/>1 | Raju <text:s text:c="6"/>| Kumar <text:s text:c="4"/>| 1996-12-02</text:p>
      <text:p text:style-name="Quotations"><text:s text:c="11"/>2 | Nikhil <text:s text:c="4"/>| Aggarwal <text:s/>| 1997-08-24</text:p>
      <text:p text:style-name="Quotations"><text:s text:c="11"/>3 | Anshul <text:s text:c="4"/>| Aggarwal <text:s/>| 1994-05-11</text:p>
      <text:p text:style-name="Quotations">(3 rows)</text:p>
      <text:p text:style-name="Quotations"/>
      <text:p text:style-name="Quotations">bookstore=# select first_name, last_name, AGE(birth_date) as age from employees;</text:p>
      <text:p text:style-name="Quotations"><text:s/>first_name | last_name | <text:s text:c="10"/>age <text:s text:c="10"/></text:p>
      <text:p text:style-name="Quotations">------------+-----------+-------------------------</text:p>
      <text:p text:style-name="Quotations"><text:s/>Raju <text:s text:c="6"/>| Kumar <text:s text:c="4"/>| 27 years 9 mons 14 days</text:p>
      <text:p text:style-name="Quotations"><text:s/>Nikhil <text:s text:c="4"/>| Aggarwal <text:s/>| 27 years 23 days</text:p>
      <text:p text:style-name="Quotations"><text:s/>Anshul <text:s text:c="4"/>| Aggarwal <text:s/>| 30 years 4 mons 5 days</text:p>
      <text:p text:style-name="Quotations"/>
      <text:p text:style-name="Quotations"><text:soft-page-break/>______________________________________________________Time__________________________________________________________________</text:p>
      <text:p text:style-name="Quotations">create table teachers(teacher_id serial PRIMARY KEY, first_name VARCHAR(255), class_time TIME not null, class_out TIME not null);</text:p>
      <text:p text:style-name="Quotations"/>
      <text:p text:style-name="Quotations">bookstore=# select * from teachers;</text:p>
      <text:p text:style-name="Quotations"><text:s/>teacher_id | first_name | class_time | class_out </text:p>
      <text:p text:style-name="Quotations">------------+------------+------------+-----------</text:p>
      <text:p text:style-name="Quotations"><text:s text:c="10"/>1 | Jit <text:s text:c="7"/>| 09:00:00 <text:s text:c="2"/>| 10:00:00</text:p>
      <text:p text:style-name="Quotations"><text:s text:c="10"/>2 | Kamal <text:s text:c="5"/>| 09:00:00 <text:s text:c="2"/>| 18:00:00</text:p>
      <text:p text:style-name="Quotations"><text:s text:c="10"/>3 | Nayan <text:s text:c="5"/>| 10:00:00 <text:s text:c="2"/>| 19:00:00</text:p>
      <text:p text:style-name="Quotations"><text:s text:c="10"/>4 | Vipul <text:s text:c="5"/>| 09:00:00 <text:s text:c="2"/>| 18:00:00</text:p>
      <text:p text:style-name="Quotations"><text:s text:c="10"/>5 | Shreya <text:s text:c="4"/>| 11:00:00 <text:s text:c="2"/>| 20:00:00</text:p>
      <text:p text:style-name="Quotations"><text:s text:c="10"/>6 | Jiya <text:s text:c="6"/>| 10:00:00 <text:s text:c="2"/>| 19:00:00</text:p>
      <text:p text:style-name="Quotations"/>
      <text:p text:style-name="Quotations"/>
      <text:p text:style-name="Quotations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5:07:18.360831392</meta:creation-date>
    <dc:date>2024-09-16T15:10:36.704528854</dc:date>
    <meta:editing-duration>PT3M1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3" meta:paragraph-count="272" meta:word-count="1350" meta:character-count="12199" meta:non-whitespace-character-count="9243"/>
  </office:meta>
</office:document-meta>
</file>